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DejaVu Sans" svg:font-family="'DejaVu Sans'"/>
    <style:font-face style:name="OpenSymbol" svg:font-family="OpenSymbol"/>
    <style:font-face style:name="Tahoma1" svg:font-family="Tahoma"/>
    <style:font-face style:name="ArialMT" svg:font-family="ArialMT" style:font-family-generic="swiss"/>
    <style:font-face style:name="DejaVu Sans2" svg:font-family="'DejaVu Sans'" style:font-family-generic="swiss"/>
    <style:font-face style:name="Arial" svg:font-family="Arial" style:font-family-generic="swiss" style:font-pitch="variable"/>
    <style:font-face style:name="DejaVu Sans1"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left="none" fo:border-right="none" fo:border-top="none" fo:border-bottom="0.002cm solid #000000"/>
    </style:style>
    <style:style style:name="P1" style:family="paragraph" style:parent-style-name="Table_20_Contents">
      <style:text-properties fo:font-size="10pt" style:font-size-asian="10.8999996185303pt" style:font-size-complex="10.8999996185303pt"/>
    </style:style>
    <style:style style:name="P2" style:family="paragraph" style:parent-style-name="Table_20_Contents">
      <style:paragraph-properties fo:text-align="center" style:justify-single-word="false"/>
      <style:text-properties fo:font-size="10pt" style:font-size-asian="10.8999996185303pt" style:font-size-complex="10.8999996185303pt"/>
    </style:style>
    <style:style style:name="P3" style:family="paragraph" style:parent-style-name="Table_20_Contents">
      <style:paragraph-properties fo:text-align="end" style:justify-single-word="false"/>
      <style:text-properties fo:font-size="10pt" style:font-size-asian="10.8999996185303pt" style:font-size-complex="10.8999996185303pt"/>
    </style:style>
    <style:style style:name="P4" style:family="paragraph" style:parent-style-name="Table_20_Contents">
      <style:paragraph-properties fo:text-align="end" style:justify-single-word="false"/>
    </style:style>
    <style:style style:name="P5" style:family="paragraph" style:parent-style-name="Footer">
      <style:text-properties fo:font-size="6pt" style:font-size-asian="6.5pt" style:font-size-complex="6.5pt"/>
    </style:style>
    <style:style style:name="P6" style:family="paragraph" style:parent-style-name="Standard">
      <style:paragraph-properties fo:text-align="end"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DejaVu Sans1" fo:font-size="11pt"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DejaVu Sans1"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DejaVu Sans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DejaVu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center" style:justify-single-word="false" style:text-autospace="none"/>
      <style:text-properties fo:color="#000000" style:font-name="DejaVu Sans1" fo:font-size="11pt" fo:font-weight="bold" style:font-name-asian="Arial-BoldMT" style:font-size-asian="11pt" style:font-weight-asian="bold" style:font-name-complex="Arial-BoldMT" style:font-size-complex="11pt" style:font-weight-complex="bold"/>
    </style:style>
    <style:style style:name="P13" style:family="paragraph" style:parent-style-name="Standard">
      <style:paragraph-properties fo:text-align="start" style:justify-single-word="fals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14" style:family="paragraph" style:parent-style-name="Standard">
      <style:paragraph-properties fo:text-align="start" style:justify-single-word="false" style:text-autospace="non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15" style:family="paragraph" style:parent-style-name="Standard">
      <style:paragraph-properties fo:text-align="justify" style:justify-single-word="false" style:text-autospace="non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16"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autospace="none"/>
      <style:text-properties fo:font-size="11pt" fo:font-weight="normal" style:font-size-asian="11pt" style:font-weight-asian="normal" style:font-size-complex="11pt" style:font-weight-complex="normal"/>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fo:break-before="page" style:text-autospace="none"/>
      <style:text-properties fo:font-size="11pt" fo:font-weight="normal" style:font-size-asian="11pt" style:font-weight-asian="normal" style:font-size-complex="11pt" style:font-weight-complex="normal"/>
    </style:style>
    <style:style style:name="P20" style:family="paragraph" style:parent-style-name="Texte_20_1">
      <style:paragraph-properties fo:break-before="page"/>
      <style:text-properties fo:color="#000000" fo:font-weight="normal" style:font-weight-asian="normal" style:font-weight-complex="normal"/>
    </style:style>
    <style:style style:name="P21" style:family="paragraph" style:parent-style-name="Standard">
      <style:paragraph-properties fo:margin-top="1cm" fo:margin-bottom="0cm" fo:text-align="end" style:justify-single-word="false"/>
      <style:text-properties fo:font-size="28pt" fo:font-weight="bold" style:font-size-asian="28pt" style:font-weight-asian="bold" style:font-size-complex="28pt" style:font-weight-complex="bold"/>
    </style:style>
    <style:style style:name="P22" style:family="paragraph" style:parent-style-name="Standard">
      <style:paragraph-properties fo:margin-top="1cm" fo:margin-bottom="0cm" fo:text-align="justify" style:justify-single-word="false" style:text-autospace="none"/>
    </style:style>
    <style:style style:name="P23" style:family="paragraph" style:parent-style-name="Standard">
      <style:paragraph-properties fo:margin-top="7.999cm" fo:margin-bottom="0cm" fo:text-align="end" style:justify-single-word="false"/>
    </style:style>
    <style:style style:name="P24" style:family="paragraph" style:parent-style-name="Standard">
      <style:paragraph-properties fo:margin-top="0cm" fo:margin-bottom="1cm" fo:text-align="center" style:justify-single-word="false" fo:break-before="page"/>
      <style:text-properties style:font-name="DejaVu Sans1" fo:font-size="11pt" fo:font-weight="normal" style:font-size-asian="11pt" style:font-weight-asian="normal" style:font-size-complex="11pt" style:font-weight-complex="normal"/>
    </style:style>
    <style:style style:name="P25" style:family="paragraph" style:parent-style-name="Standard">
      <style:paragraph-properties fo:margin-left="0cm" fo:margin-right="0cm" fo:margin-top="2cm" fo:margin-bottom="2cm" fo:text-align="center" style:justify-single-word="false" fo:text-indent="0cm" style:auto-text-indent="false"/>
      <style:text-properties fo:font-size="11pt" style:font-size-asian="11pt" style:font-size-complex="11pt"/>
    </style:style>
    <style:style style:name="P26" style:family="paragraph" style:parent-style-name="Standard">
      <style:paragraph-properties fo:margin-top="0.499cm" fo:margin-bottom="0cm" fo:text-align="center" style:justify-single-word="false" style:text-autospace="none"/>
      <style:text-properties fo:color="#000081" style:font-name="DejaVu Sans1" fo:font-size="10pt" style:font-name-asian="ArialMT" style:font-size-asian="10pt" style:font-name-complex="ArialMT" style:font-size-complex="10pt"/>
    </style:style>
    <style:style style:name="P27" style:family="paragraph" style:parent-style-name="Texte_20_1">
      <style:paragraph-properties fo:text-align="center" style:justify-single-word="false"/>
      <style:text-properties fo:color="#9999ff" fo:font-weight="bold" style:font-weight-asian="bold" style:font-weight-complex="bold"/>
    </style:style>
    <style:style style:name="P28" style:family="paragraph" style:parent-style-name="Texte_20_1">
      <style:paragraph-properties fo:text-align="justify" style:justify-single-word="false"/>
      <style:text-properties fo:color="#9999ff" fo:font-weight="bold" style:font-weight-asian="bold" style:font-weight-complex="bold"/>
    </style:style>
    <style:style style:name="P29" style:family="paragraph" style:parent-style-name="Texte_20_1">
      <style:paragraph-properties fo:text-align="justify" style:justify-single-word="false"/>
      <style:text-properties fo:color="#000000" fo:font-weight="normal" style:font-weight-asian="normal" style:font-weight-complex="normal"/>
    </style:style>
    <style:style style:name="P30" style:family="paragraph" style:parent-style-name="Texte_20_1">
      <style:paragraph-properties fo:text-align="justify" style:justify-single-word="false"/>
      <style:text-properties fo:color="#000000" fo:font-weight="normal" fo:background-color="transparent" style:font-weight-asian="normal" style:font-weight-complex="normal"/>
    </style:style>
    <style:style style:name="P31" style:family="paragraph" style:parent-style-name="Texte_20_1">
      <style:paragraph-properties fo:text-align="justify" style:justify-single-word="false"/>
      <style:text-properties fo:color="#ff8080" fo:font-weight="bold" style:font-weight-asian="bold" style:font-weight-complex="bold"/>
    </style:style>
    <style:style style:name="P32" style:family="paragraph" style:parent-style-name="Texte_20_1">
      <style:paragraph-properties fo:text-align="justify" style:justify-single-word="false"/>
      <style:text-properties fo:color="#0066cc" fo:font-weight="bold" style:font-weight-asian="bold" style:font-weight-complex="bold"/>
    </style:style>
    <style:style style:name="P33" style:family="paragraph" style:parent-style-name="Texte_20_1">
      <style:paragraph-properties fo:text-align="justify" style:justify-single-word="false"/>
      <style:text-properties fo:color="#e6e64c" fo:font-weight="bold" fo:background-color="transparent" style:font-weight-asian="bold" style:font-weight-complex="bold"/>
    </style:style>
    <style:style style:name="P34" style:family="paragraph" style:parent-style-name="Texte_20_1">
      <style:paragraph-properties fo:text-align="justify" style:justify-single-word="false"/>
      <style:text-properties fo:color="#000080" fo:font-weight="bold" style:font-weight-asian="bold" style:font-weight-complex="bold"/>
    </style:style>
    <style:style style:name="P35" style:family="paragraph" style:parent-style-name="Texte_20_1">
      <style:paragraph-properties fo:text-align="justify" style:justify-single-word="false"/>
      <style:text-properties fo:color="#008000" fo:font-weight="bold" style:font-weight-asian="bold" style:font-weight-complex="bold"/>
    </style:style>
    <style:style style:name="P36" style:family="paragraph" style:parent-style-name="Texte_20_1">
      <style:paragraph-properties fo:text-align="justify" style:justify-single-word="false"/>
    </style:style>
    <style:style style:name="P37" style:family="paragraph" style:parent-style-name="Text_20_body">
      <style:paragraph-properties fo:text-align="start" style:justify-single-word="false"/>
    </style:style>
    <style:style style:name="P38" style:family="paragraph" style:parent-style-name="Texte_20_2">
      <style:paragraph-properties fo:text-align="justify" style:justify-single-word="false"/>
    </style:style>
    <style:style style:name="P39" style:family="paragraph" style:parent-style-name="Texte_20_2">
      <style:paragraph-properties fo:text-align="justify" style:justify-single-word="false"/>
      <style:text-properties style:text-position="0% 100%"/>
    </style:style>
    <style:style style:name="P40" style:family="paragraph" style:parent-style-name="Texte_20_2">
      <style:paragraph-properties fo:text-align="start" style:justify-single-word="false"/>
    </style:style>
    <style:style style:name="P41" style:family="paragraph" style:parent-style-name="Texte_20_2">
      <style:paragraph-properties fo:text-align="justify" style:justify-single-word="fals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42" style:family="paragraph" style:parent-style-name="Heading_20_1">
      <style:paragraph-properties fo:break-before="page"/>
    </style:style>
    <style:style style:name="P43" style:family="paragraph" style:parent-style-name="Heading_20_2">
      <style:paragraph-properties fo:text-align="justify" style:justify-single-word="fals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e_20_2">
      <style:paragraph-properties fo:text-align="justify" style:justify-single-word="false"/>
    </style:style>
    <style:style style:name="P47" style:family="paragraph" style:parent-style-name="Texte_20_2">
      <style:paragraph-properties fo:text-align="justify" style:justify-single-word="fals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48" style:family="paragraph" style:parent-style-name="Texte_20_2" style:list-style-name="L1">
      <style:paragraph-properties fo:margin-left="2.501cm" fo:margin-right="0cm" fo:text-align="justify" style:justify-single-word="false" fo:text-indent="-0.635cm" style:auto-text-indent="false"/>
    </style:style>
    <style:style style:name="P49" style:family="paragraph" style:parent-style-name="Texte_20_2">
      <style:paragraph-properties fo:text-align="justify" style:justify-single-word="false" fo:break-before="page"/>
      <style:text-properties fo:color="#000000" style:font-name="DejaVu Sans1" fo:font-size="11pt" fo:font-weight="normal" style:font-name-asian="ArialMT" style:font-size-asian="11pt" style:font-weight-asian="normal" style:font-name-complex="ArialMT" style:font-size-complex="11pt" style:font-weight-complex="normal"/>
    </style:style>
    <style:style style:name="P50" style:family="paragraph" style:parent-style-name="Texte_20_2">
      <style:paragraph-properties fo:text-align="justify" style:justify-single-word="false" fo:break-before="page"/>
    </style:style>
    <style:style style:name="P51"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DejaVu Sans1" fo:font-size="11pt" fo:font-weight="normal" style:font-size-asian="11pt" style:font-weight-asian="normal" style:font-size-complex="11pt" style:font-weight-complex="normal"/>
    </style:style>
    <style:style style:name="T5" style:family="text">
      <style:text-properties style:font-name="DejaVu Sans1"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DejaVu Sans1"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style:text-position="0% 100%"/>
    </style:style>
    <style:style style:name="T9" style:family="text">
      <style:text-properties style:text-position="0% 100%" style:text-underline-style="solid" style:text-underline-width="auto" style:text-underline-color="font-color"/>
    </style:style>
    <style:style style:name="T10" style:family="text">
      <style:text-properties style:text-position="0% 100%" style:font-name="DejaVu Sans2" style:font-name-asian="DejaVu Sans2" style:font-name-complex="DejaVu Sans2"/>
    </style:style>
    <style:style style:name="T11" style:family="text">
      <style:text-properties fo:color="#000000" style:font-name="DejaVu Sans1" fo:font-size="11pt" fo:font-weight="bold" style:font-name-asian="Arial-BoldMT" style:font-size-asian="11pt" style:font-weight-asian="bold" style:font-name-complex="Arial-BoldMT" style:font-size-complex="11pt" style:font-weight-complex="bold"/>
    </style:style>
    <style:style style:name="T12" style:family="text">
      <style:text-properties style:font-name="DejaVu Sans2" style:font-name-asian="MS Mincho" style:font-name-complex="Tahoma"/>
    </style:style>
    <style:style style:name="T13" style:family="text">
      <style:text-properties style:font-name="DejaVu Sans2" style:font-name-asian="DejaVu Sans2" style:font-name-complex="DejaVu Sans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80" draw:fill="none" draw:textarea-horizontal-align="center" draw:textarea-vertical-align="middle" fo:padding-top="0.049cm" fo:padding-bottom="0.049cm" fo:padding-left="0.049cm" fo:padding-right="0.049cm" style:run-through="foreground"/>
    </style:style>
    <style:style style:name="gr3" style:family="graphic">
      <style:graphic-properties svg:stroke-width="0.101cm" svg:stroke-color="#008000" draw:fill="none" draw:textarea-horizontal-align="center" draw:textarea-vertical-align="middle" fo:padding-top="0.049cm" fo:padding-bottom="0.049cm" fo:padding-left="0.049cm" fo:padding-right="0.049cm" style:run-through="foreground"/>
    </style:style>
    <style:style style:name="gr4" style:family="graphic">
      <style:graphic-properties svg:stroke-width="0.101cm" svg:stroke-color="#0066cc" draw:fill="none" draw:textarea-horizontal-align="center" draw:textarea-vertical-align="middle" fo:padding-top="0.049cm" fo:padding-bottom="0.049cm" fo:padding-left="0.049cm" fo:padding-right="0.049cm" style:run-through="foreground"/>
    </style:style>
    <style:style style:name="gr5" style:family="graphic">
      <style:graphic-properties svg:stroke-width="0.101cm" svg:stroke-color="#e6e64c" draw:fill="none" draw:textarea-horizontal-align="center" draw:textarea-vertical-align="middle" fo:padding-top="0.049cm" fo:padding-bottom="0.049cm" fo:padding-left="0.049cm" fo:padding-right="0.049cm" style:run-through="foreground"/>
    </style:style>
    <style:style style:name="gr6" style:family="graphic">
      <style:graphic-properties svg:stroke-width="0.101cm" svg:stroke-color="#ff8080" draw:fill="none" draw:textarea-horizontal-align="center" draw:textarea-vertical-align="middle" fo:padding-top="0.049cm" fo:padding-bottom="0.049cm" fo:padding-left="0.049cm" fo:padding-right="0.049cm" style:run-through="foreground"/>
    </style:style>
    <style:style style:name="gr7" style:family="graphic">
      <style:graphic-properties svg:stroke-width="0.101cm" svg:stroke-color="#9999ff" draw:fill="none" draw:textarea-horizontal-align="center" draw:textarea-vertical-align="middle" fo:padding-top="0.049cm" fo:padding-bottom="0.049cm" fo:padding-left="0.049cm" fo:padding-right="0.049cm" style:run-through="foreground"/>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80008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s1" text:anchor-type="char" svg:x="11.777cm" svg:y="3.598cm" svg:width="4.798cm" svg:height="4.419cm" draw:z-index="0"><draw:image xlink:href="../../ico/oxygen-icons/256x256/apps/qelectrotech.png" xlink:type="simple" xlink:show="embed" xlink:actuate="onLoad"/></draw:frame></text:p>
      <table:table table:name="Tableau1" table:style-name="Tableau1">
        <table:table-column table:style-name="Tableau1.A"/>
        <table:table-row>
          <table:table-cell table:style-name="Tableau1.A1" office:value-type="string">
            <text:p text:style-name="P4"/>
          </table:table-cell>
        </table:table-row>
      </table:table>
      <text:p text:style-name="P21">QELECTROTECH</text:p>
      <text:p text:style-name="P7">Guide de démarrage</text:p>
      <text:p text:style-name="P6"/>
      <text:p text:style-name="P24">Ce document est publié sous la licence libre</text:p>
      <text:p text:style-name="P12">Creative Commons-BY :</text:p>
      <text:p text:style-name="P26"><text:a xlink:type="simple" xlink:href="http://creativecommons.org/licenses/by/3.0/deed.fr"><text:span text:style-name="T1">http://creativecommons.org/licenses/by/3.0/deed.fr</text:span></text:a></text:p>
      <text:p text:style-name="P22"><text:span text:style-name="T11">BY : </text:span><text:span text:style-name="Strong_20_Emphasis">Paternité :</text:span> <text:bookmark text:name="attribution-container"/>Vous devez citer le nom de l'auteur original de la manière indiquée par l'auteur de l'œuvre ou le titulaire des droits qui vous confère cette autorisation (mais pas d'une manière qui suggérerait qu'ils vous soutiennent ou approuvent votre utilisation de l'œuvre).</text:p>
      <text:p text:style-name="P10"/>
      <text:p text:style-name="P10"/>
      <text:p text:style-name="P16"><text:a xlink:type="simple" xlink:href="http://fr.wikipedia.org/wiki/Documentation_logicielle"><text:span text:style-name="T4">Qu'est ce qu'une documentation logicielle ?</text:span></text:a></text:p>
      <text:p text:style-name="P9">Une documentation logicielle technique est un texte écrit qui explique comment utiliser un logiciel ou une bibliothèque logicielle.</text:p>
      <text:p text:style-name="P8"/>
      <text:p text:style-name="P14"/>
      <text:p text:style-name="P15">Ce document ne décrit pas l'utilisation du logiciel en détails, pour plus d'informations, se référer au <text:span text:style-name="T7">Manuel d'utilisation</text:span> de QElectroTech.</text:p>
      <text:p text:style-name="P25">Date de publication :<text:span text:style-name="T6"> </text:span><text:span text:style-name="T6"><text:date style:data-style-name="N79" text:date-value="2010-04-16T15:20:12.85" text:fixed="true">vendredi 16 avril 2010</text:date></text:span></text:p>
      <text:p text:style-name="P8"><text:span text:style-name="T3">Version du logiciel QElectroTech concernée :</text:span> 0.x</text:p>
      <text:p text:style-name="P8"/>
      <text:p text:style-name="P11">Auteur(s) du document :</text:p>
      <text:p text:style-name="P18"><text:span text:style-name="T5"><text:s/>-Cyril Frausti &lt;</text:span><text:a xlink:type="simple" xlink:href="mailto:cyril.frausti@gmail.com"><text:span text:style-name="T5">cyril.frausti@gmail.com</text:span></text:a><text:span text:style-name="T5">&gt;</text:span></text:p>
      <text:p text:style-name="P10"/>
      <text:p text:style-name="P10"/>
      <text:p text:style-name="P18"><text:span text:style-name="T5">Site Internet du projet : </text:span><text:a xlink:type="simple" xlink:href="http://qelectrotech.org/"><text:span text:style-name="T5">http://qelectrotech.org/</text:span></text:a></text:p>
      <text:p text:style-name="P13"/>
      <text:p text:style-name="P17"/>
      <text:p text:style-name="P19"/>
      <text:p text:style-name="P17"/>
      <text:table-of-content text:style-name="Sect1" text:protected="true" text:name="Table des matières1">
        <text:table-of-content-source text:outline-level="10">
          <text:index-title-template text:style-name="Contents_20_Heading">Plan du docum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Plan du document</text:p>
          </text:index-title>
          <text:p text:style-name="P44"><text:s/>1 Introduction<text:tab/>4</text:p>
          <text:p text:style-name="P45"><text:s/>1.1 À qui s'adresse ce document ?<text:tab/>4</text:p>
          <text:p text:style-name="P45"><text:s/>1.2 Présentation du logiciel<text:tab/>4</text:p>
          <text:p text:style-name="P45"><text:s/>1.3 Où obtenir la dernière version ?<text:tab/>4</text:p>
          <text:p text:style-name="P45"><text:s/>1.4 Comment installer QElectroTech ?<text:tab/>4</text:p>
          <text:p text:style-name="P44"><text:s/>2 Présentation de l'organisation graphique<text:tab/>5</text:p>
          <text:p text:style-name="P44"><text:s/>3 Gestion de projets et schémas<text:tab/>6</text:p>
          <text:p text:style-name="P45"><text:s/>3.1 Création d'un projet<text:tab/>6</text:p>
          <text:p text:style-name="P45"><text:s/>3.2 Propriétés du projet<text:tab/>6</text:p>
          <text:p text:style-name="P45"><text:s/>3.3 Réaliser un schéma<text:tab/>6</text:p>
          <text:p text:style-name="P45"><text:s/>3.4 Propriétés du schéma<text:tab/>7</text:p>
          <text:p text:style-name="P44"><text:s/>4 Gestion des éléments<text:tab/>8</text:p>
          <text:p text:style-name="P44"><text:s/>5 Références<text:tab/>8</text:p>
        </text:index-body>
      </text:table-of-content>
      <text:p text:style-name="P17"/>
      <text:h text:style-name="P42" text:outline-level="1">Introduction</text:h>
      <text:h text:style-name="Heading_20_2" text:outline-level="2"><text:span text:style-name="T12">À</text:span> qui s'adresse ce document ?</text:h>
      <text:p text:style-name="P38">Ce document s'adresse à toutes les personnes souhaitant utiliser QElectroTech, et <text:s/>avoir un rapide aperçu des possibilités du logiciel.</text:p>
      <text:p text:style-name="P38">Que l'on soit professionnel, enseignant amateur ou bien curieux, QElectroTech est la solution.</text:p>
      <text:h text:style-name="Heading_20_2" text:outline-level="2">Présentation du logiciel</text:h>
      <text:p text:style-name="P38">QElectroTech ou QET est un <text:a xlink:type="simple" xlink:href="http://fr.wikipedia.org/wiki/Logiciel_libre">logiciel libre</text:a> permettant de réaliser des <text:span text:style-name="T2">schémas électriques</text:span>. Il rentre dans le cadre des logiciels de DAO (Dessin Assisté par Ordinateur).</text:p>
      <text:p text:style-name="P38"/>
      <text:p text:style-name="P38">Il est distribué sous licence <text:a xlink:type="simple" xlink:href="http://www.gnu.org/licenses/gpl-2.0.html">GNU/GPL version 2</text:a>, pour faire court il permet d'être exécuté et utilisé par tous sans frais. Pour plus de détails se référer à la licence.</text:p>
      <text:p text:style-name="P38"/>
      <text:p text:style-name="P38">Il est dit multiplateforme car il fonctionne sous MS Windows , GNU/Linux et <text:span text:style-name="T8">MacOS X.</text:span></text:p>
      <text:p text:style-name="P39"/>
      <text:p text:style-name="P38"><text:span text:style-name="T8">Concernant l'applicatif, c'est un outil puissant et intuitif pour la mise au propre de </text:span><text:span text:style-name="T9">schémas multifilaires et unifilaires</text:span><text:span text:style-name="T8">.</text:span></text:p>
      <text:p text:style-name="P39">Il permettra facilement de créer le schéma électrique d'une maison individuelle dans le cadre du contrôle consuel par exemple.</text:p>
      <text:p text:style-name="P39">Les électrotechniciens pourront créer des schémas de machine et les automaticiens des grafcets et langage ladder...</text:p>
      <text:h text:style-name="Heading_20_2" text:outline-level="2">Où obtenir la dernière version ?</text:h>
      <text:p text:style-name="P38">Préférez toujours la version dite « stable » qui signifie qu'elle est de qualité et prête pour une utilisation courante.</text:p>
      <text:p text:style-name="P38">En ce qui concerne les autres versions, les testeurs sont les bienvenus pour aider à remonter les éventuels problèmes.</text:p>
      <text:p text:style-name="P38"/>
      <text:p text:style-name="P38">La dernière version est disponible sur Internet à l'adresse :</text:p>
      <text:p text:style-name="P38"><text:a xlink:type="simple" xlink:href="http://qelectrotech.org/download.html">http://qelectrotech.org/download</text:a></text:p>
      <text:p text:style-name="P38">Une fois sur cette page et selon votre système d'exploitation (MS Windows, GNU/Linux, <text:span text:style-name="T8">MacOS X, </text:span><text:span text:style-name="T10">…</text:span><text:span text:style-name="T8">), il faudra choisir le lien adéquat.</text:span></text:p>
      <text:h text:style-name="Heading_20_2" text:outline-level="2">Comment installer QElectroTech ?</text:h>
      <text:p text:style-name="P38">Cela dépend de votre système d'exploitation bien évidemment, prenons l'exemple de <text:span text:style-name="T8">MS Windows :</text:span></text:p>
      <text:p text:style-name="P38">Deux formats sont disponibles :</text:p>
      <text:p text:style-name="P40"/>
      <text:list xml:id="list1102194738" text:style-name="L1">
        <text:list-item>
          <text:p text:style-name="P48">Une archive (.zip) qui contient tous les éléments nécessaires au fonctionnement de QElectroTech.</text:p>
        </text:list-item>
        <text:list-item>
          <text:p text:style-name="P48">Un exécutable (.exe) qui se chargera d'installer les fichiers en automatique.</text:p>
        </text:list-item>
      </text:list>
      <text:p text:style-name="P14"/>
      <text:h text:style-name="P42" text:outline-level="1">Présentation de l'organisation graphique</text:h>
      <text:p text:style-name="P36">QElectroTech se veut ergonomique, pour que l'utilisateur puisse l'utiliser rapidement et simplement.</text:p>
      <text:p text:style-name="Texte_20_1"/>
      <text:p text:style-name="Texte_20_1">Voici les principales zones du logiciel :</text:p>
      <text:p text:style-name="Texte_20_1"/>
      <text:p text:style-name="P27"><draw:g text:anchor-type="paragraph" draw:z-index="2" draw:style-name="gr1"><draw:rect draw:style-name="gr2" draw:text-style-name="P51" svg:width="6.836cm" svg:height="7.365cm" svg:x="5.88cm" svg:y="1.998cm"><text:p/></draw:rect><draw:rect draw:style-name="gr3" draw:text-style-name="P51" svg:width="3.167cm" svg:height="8.222cm" svg:x="12.876cm" svg:y="1.141cm"><text:p/></draw:rect><draw:rect draw:style-name="gr4" draw:text-style-name="P51" svg:width="3.746cm" svg:height="8.222cm" svg:x="1.954cm" svg:y="1.141cm"><text:p/></draw:rect><draw:rect draw:style-name="gr5" draw:text-style-name="P51" svg:width="6.628cm" svg:height="0.698cm" svg:x="5.974cm" svg:y="1.141cm"><text:p/></draw:rect><draw:rect draw:style-name="gr6" draw:text-style-name="P51" svg:width="14.089cm" svg:height="0.456cm" svg:x="1.954cm" svg:y="0.543cm"><text:p/></draw:rect><draw:rect draw:style-name="gr7" draw:text-style-name="P51" svg:width="14.089cm" svg:height="0.428cm" svg:x="1.954cm" svg:y="0cm"><text:p/></draw:rect></draw:g><draw:frame draw:style-name="fr2" draw:name="images3" text:anchor-type="as-char" svg:width="14.09cm" svg:height="9.753cm" draw:z-index="7"><draw:image xlink:href="../pictures/main.png" xlink:type="simple" xlink:show="embed" xlink:actuate="onLoad"/></draw:frame></text:p>
      <text:p text:style-name="P28">Menu standard</text:p>
      <text:p text:style-name="P29">Ce menu permet d'accéder à toutes les fonctionnalités du logiciel.</text:p>
      <text:p text:style-name="P29"/>
      <text:p text:style-name="P31">Barre de menu</text:p>
      <text:p text:style-name="P29">C'est un raccourci plus ergonomique que le menu standard sur les principales fonctions.</text:p>
      <text:p text:style-name="P29"/>
      <text:p text:style-name="P32">Panel d'éléments</text:p>
      <text:p text:style-name="P29">C'est une arborescence d'éléments afin de visualiser directement les éléments du projet et ceux de la librairie.</text:p>
      <text:p text:style-name="P29"/>
      <text:p text:style-name="P33">Onglets Projets/Schémas</text:p>
      <text:p text:style-name="P30">QElectroTech permet d'avoir plusieurs schémas dans un même projet, ainsi que d'afficher plusieurs projets. Ces onglets permettent de passer de l'un à l'autre rapidement.</text:p>
      <text:p text:style-name="P30"/>
      <text:p text:style-name="P34">Zone de travail/Schéma</text:p>
      <text:p text:style-name="P29">C'est ici que l'on réalise le schéma électrique, où on place les éléments avec leurs liaisons etc...</text:p>
      <text:p text:style-name="P29"/>
      <text:p text:style-name="P35">Historique des actions effectuées</text:p>
      <text:p text:style-name="P29">C'est un historique des actions avec la possibilité de les annuler si on a effectué une mauvaise manipulation.</text:p>
      <text:p text:style-name="P20"/>
      <text:h text:style-name="Heading_20_1" text:outline-level="1">Gestion de projets et schémas</text:h>
      <text:h text:style-name="Heading_20_2" text:outline-level="2">Création d'un projet</text:h>
      <text:p text:style-name="P38">À l'ouverture du logiciel, on se trouve sous un projet vide, que l'on pourra enregistrer par la suite.</text:p>
      <text:p text:style-name="P38">Un projet peut accueillir un à plusieurs schémas et embarque par défaut tous les éléments électriques utilisés dans les schémas qu'il contient. Vous pouvez échanger et transmettre des projets QElectroTech sous la forme de fichiers « .qet ».</text:p>
      <text:p text:style-name="P38">On peut en cliquant sur l'icône de la barre de menu : <draw:frame draw:style-name="fr3" draw:name="images2" text:anchor-type="as-char" svg:y="-0.587cm" svg:width="0.621cm" svg:height="0.621cm" draw:z-index="1"><draw:image xlink:href="../../ico/22x22/document-new.png" xlink:type="simple" xlink:show="embed" xlink:actuate="onLoad"/></draw:frame> créer un projet.</text:p>
      <text:h text:style-name="P43" text:outline-level="2">Propriétés du projet</text:h>
      <text:p text:style-name="P38">Les propriétés du projet sont éditables de par le menu :</text:p>
      <text:p text:style-name="P38">Projet → Propriétés du projet.</text:p>
      <text:p text:style-name="P38"/>
      <text:p text:style-name="P40">- Titre du projet (exemple : MonElecMaison)</text:p>
      <text:p text:style-name="P40">- Propriétés générales à appliquer aux nouveaux schémas (dimensions, type, <text:s/>informations du cartouche ...)</text:p>
      <text:h text:style-name="Heading_20_2" text:outline-level="2">Réaliser un schéma</text:h>
      <text:p text:style-name="P38">Maintenant que le projet est créé, on peut réaliser le schéma.</text:p>
      <text:p text:style-name="P38"/>
      <text:p text:style-name="P38">Pour ajouter un élément au schéma, il suffit de naviguer dans le panel d'éléments, et de choisir l'élément désiré.</text:p>
      <text:p text:style-name="P38">Faites un clic gauche sur l'élément en maintenant le bouton de la souris enfoncé, déplacez-le sur le schéma puis relâchez le bouton :</text:p>
      <text:p text:style-name="Texte_20_2"/>
      <text:p text:style-name="P38"><draw:frame draw:style-name="fr4" draw:name="images4" text:anchor-type="paragraph" svg:width="12.781cm" svg:height="3.849cm" draw:z-index="3"><draw:image xlink:href="../pictures/dragComponent.png" xlink:type="simple" xlink:show="embed" xlink:actuate="onLoad"/></draw:frame><draw:custom-shape text:anchor-type="paragraph" draw:z-index="4" draw:style-name="gr8" svg:width="6.005cm" svg:height="0.563cm" svg:x="6.74cm" svg:y="2.6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50">Pour réaliser un conducteur entre éléments rien de plus simple. Placez la souris au-dessus d'une borne de l'élément (un rond de couleur doit apparaître), cliquez sur le bouton gauche en le maintenant enfoncé, déplacez la souris jusqu'à la borne d'un autre élément et relâchez :</text:p>
      <text:p text:style-name="Texte_20_2"><draw:frame draw:style-name="fr5" draw:name="images5" text:anchor-type="paragraph" svg:width="7.303cm" svg:height="3.784cm" draw:z-index="5"><draw:image xlink:href="../pictures/connect.png" xlink:type="simple" xlink:show="embed" xlink:actuate="onLoad"/></draw:frame></text:p>
      <text:p text:style-name="P38">Les petits traits situés autour des éléments sont des champs de texte qui <text:s text:c="2"/>permettent de nommer les éléments et leurs bornes. Il est également possible de nommer les connexions :</text:p>
      <text:p text:style-name="Texte_20_2"><draw:frame draw:style-name="fr5" draw:name="images6" text:anchor-type="paragraph" svg:width="7.382cm" svg:height="3.281cm" draw:z-index="6"><draw:image xlink:href="../pictures/Labels.png" xlink:type="simple" xlink:show="embed" xlink:actuate="onLoad"/></draw:frame></text:p>
      <text:h text:style-name="Heading_20_2" text:outline-level="2">Propriétés du schéma</text:h>
      <text:p text:style-name="P38">Les propriétés sont directement accessibles via la barre de menu : <draw:frame draw:style-name="fr6" draw:name="images7" text:anchor-type="as-char" svg:y="-0.557cm" svg:width="0.61cm" svg:height="0.61cm" draw:z-index="8"><draw:image xlink:href="../../ico/22x22/dialog-information.png" xlink:type="simple" xlink:show="embed" xlink:actuate="onLoad"/></draw:frame></text:p>
      <text:p text:style-name="P41"/>
      <text:p text:style-name="P41">Elles permettent de régler les dimensions du schéma en définissant un nombre de lignes et de colonnes, ainsi que leur taille, mais aussi de renseigner un cartouche (titre, auteur, date<text:span text:style-name="T13">…</text:span>)pour identifier le schéma lors d'une impression papier par exemple.</text:p>
      <text:p text:style-name="P41"/>
      <text:p text:style-name="P49"/>
      <text:h text:style-name="Heading_20_1" text:outline-level="1">Gestion des éléments</text:h>
      <text:p text:style-name="P36">QElectroTech dispose d'un éditeur d'éléments, ce qui permet de créer votre propre librairie d'éléments en fonction de vos besoins.</text:p>
      <text:p text:style-name="P36"/>
      <text:p text:style-name="P36">La gestion des éléments s'effectue via la barre de menu qui se trouve dans le panel d'éléments.</text:p>
      <text:p text:style-name="Texte_20_1"><draw:frame draw:style-name="fr5" draw:name="images10" text:anchor-type="paragraph" svg:width="4.461cm" svg:height="6.033cm" draw:z-index="11"><draw:image xlink:href="../pictures/ElementPanel.png" xlink:type="simple" xlink:show="embed" xlink:actuate="onLoad"/></draw:frame><draw:rect text:anchor-type="paragraph" draw:z-index="12" draw:style-name="gr9" draw:text-style-name="P51" svg:width="4.46cm" svg:height="0.74cm" svg:x="6.269cm" svg:y="0.325cm"><text:p/></draw:rect></text:p>
      <text:p text:style-name="Texte_20_1">Pour créer un élément, il suffit de cliquer sur l'icône suivant : <draw:frame draw:style-name="fr6" draw:name="images8" text:anchor-type="as-char" svg:y="-0.559cm" svg:width="0.61cm" svg:height="0.61cm" draw:z-index="9"><draw:image xlink:href="../../ico/22x22/element-new.png" xlink:type="simple" xlink:show="embed" xlink:actuate="onLoad"/></draw:frame></text:p>
      <text:p text:style-name="Texte_20_1">Pour importer un élément depuis un fichier : <draw:frame draw:style-name="fr6" draw:name="images9" text:anchor-type="as-char" svg:y="-0.559cm" svg:width="0.61cm" svg:height="0.61cm" draw:z-index="10"><draw:image xlink:href="../../ico/22x22/document-import.png" xlink:type="simple" xlink:show="embed" xlink:actuate="onLoad"/></draw:frame></text:p>
      <text:p text:style-name="Texte_20_1"/>
      <text:h text:style-name="Heading_20_1" text:outline-level="1">Références</text:h>
      <text:p text:style-name="Texte_20_1"><text:a xlink:type="simple" xlink:href="http://qelectrotech.org/wiki/doku.php?id=doc:start">http://qelectrotech.org/wiki/doku.php?id=doc:start</text: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DejaVu Sans" svg:font-family="'DejaVu Sans'"/>
    <style:font-face style:name="OpenSymbol" svg:font-family="OpenSymbol"/>
    <style:font-face style:name="Tahoma1" svg:font-family="Tahoma"/>
    <style:font-face style:name="ArialMT" svg:font-family="ArialMT" style:font-family-generic="swiss"/>
    <style:font-face style:name="DejaVu Sans2" svg:font-family="'DejaVu Sans'" style:font-family-generic="swiss"/>
    <style:font-face style:name="Arial" svg:font-family="Arial" style:font-family-generic="swiss" style:font-pitch="variable"/>
    <style:font-face style:name="DejaVu Sans1" svg:font-family="'DejaVu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name-complex="Tahoma1"/>
    </style:style>
    <style:style style:name="Caption" style:family="paragraph" style:parent-style-name="Standard" style:class="extra">
      <style:paragraph-properties fo:margin-top="0.212cm" fo:margin-bottom="0.212cm" text:number-lines="false" text:line-number="0"/>
      <style:text-properties style:font-name="DejaVu San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DejaVu San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e_20_1" style:default-outline-level="1" style:class="text" style:master-page-name="">
      <style:paragraph-properties style:page-number="auto" fo:background-color="transparent" fo:padding="0cm" fo:border-left="none" fo:border-right="none" fo:border-top="none" fo:border-bottom="0.002cm solid #0000ff"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e_20_2" style:default-outline-level="2" style:class="text">
      <style:paragraph-properties fo:background-color="transparent">
        <style:tab-stops/>
        <style:background-image/>
      </style:paragraph-properties>
      <style:text-properties fo:font-size="13pt" fo:font-style="normal" style:text-underline-style="non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e_20_1" style:display-name="Texte 1" style:family="paragraph" style:default-outline-level="" style:list-style-name="" style:class="text">
      <style:paragraph-properties fo:margin-left="1cm" fo:margin-right="0cm" fo:text-indent="0cm" style:auto-text-indent="false"/>
    </style:style>
    <style:style style:name="Texte_20_2" style:display-name="Texte 2" style:family="paragraph" style:default-outline-level="" style:list-style-name="" style:class="text">
      <style:paragraph-properties fo:margin-left="2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109cm" fo:text-indent="-0.109cm" fo:margin-left="0.109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12cm" fo:text-indent="0.88cm" fo:margin-left="0.1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B" style:family="table-column">
      <style:table-column-properties style:column-width="5.666cm" style:rel-column-width="21844*"/>
    </style:style>
    <style:style style:name="Tableau2.C" style:family="table-column">
      <style:table-column-properties style:column-width="5.666cm" style:rel-column-width="21846*"/>
    </style:style>
    <style:style style:name="Tableau2.A1" style:family="table-cell">
      <style:table-cell-properties fo:padding="0.097cm" fo:border-left="none" fo:border-right="none" fo:border-top="0.002cm solid #000000" fo:border-bottom="none"/>
    </style:style>
    <style:style style:name="MP1" style:family="paragraph" style:parent-style-name="Table_20_Contents">
      <style:text-properties fo:font-size="10pt" style:font-size-asian="10.8999996185303pt" style:font-size-complex="10.8999996185303pt"/>
    </style:style>
    <style:style style:name="MP2" style:family="paragraph" style:parent-style-name="Table_20_Contents">
      <style:paragraph-properties fo:text-align="center" style:justify-single-word="false"/>
      <style:text-properties fo:font-size="10pt" style:font-size-asian="10.8999996185303pt" style:font-size-complex="10.8999996185303pt"/>
    </style:style>
    <style:style style:name="MP3" style:family="paragraph" style:parent-style-name="Table_20_Contents">
      <style:paragraph-properties fo:text-align="end" style:justify-single-word="false"/>
      <style:text-properties fo:font-size="10pt" style:font-size-asian="10.8999996185303pt" style:font-size-complex="10.8999996185303pt"/>
    </style:style>
    <style:style style:name="MP4" style:family="paragraph" style:parent-style-name="Footer">
      <style:text-properties fo:font-size="6pt" style:font-size-asian="6.5pt" style:font-size-complex="6.5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1">QElectroTech</text:p>
            </table:table-cell>
            <table:table-cell table:style-name="Tableau2.A1" office:value-type="string">
              <text:p text:style-name="MP2">Guide de démarrage</text:p>
              <text:p text:style-name="MP2"><text:date style:data-style-name="N37" text:date-value="2010-04-16T18:32:36">16/04/10</text:date></text:p>
            </table:table-cell>
            <table:table-cell table:style-name="Tableau2.A1" office:value-type="string">
              <text:p text:style-name="MP3">page <text:page-number text:select-page="current">8</text:page-number> / <text:page-count>8</text:page-count></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ril Frausti</meta:initial-creator>
    <meta:creation-date>2009-11-05T09:38:39</meta:creation-date>
    <meta:generator>OpenOffice.org/3.2$Unix OpenOffice.org_project/320m12$Build-9483</meta:generator>
    <meta:editing-cycles>91</meta:editing-cycles>
    <meta:editing-duration>PT16H48M41S</meta:editing-duration>
    <dc:title>QuickStart_QET_fr</dc:title>
    <dc:description>Guide de démarrage du logiciel</dc:description>
    <dc:date>2010-04-16T18:32:36</dc:date>
    <meta:document-statistic meta:table-count="2" meta:image-count="10" meta:object-count="0" meta:page-count="8" meta:paragraph-count="96" meta:word-count="1025" meta:character-count="6564"/>
  </office:meta>
</office:document-meta>
</file>

<file path=VersionList.xml><?xml version="1.0" encoding="utf-8"?>
<VL:version-list xmlns:dc="http://purl.org/dc/elements/1.1/" xmlns:VL="http://openoffice.org/2001/versions-list">
  <VL:version-entry VL:title="Version1" VL:comment="Etablissement du modèle de document QuickStart." VL:creator="Cyril Frausti" dc:date-time="2009-11-05T14:02:47"/>
  <VL:version-entry VL:title="Version2" VL:comment="+ Présentation du graphique&#10;+ début de la gestion projet/schéma" VL:creator="Cyril Frausti" dc:date-time="2009-11-24T17:16:31"/>
</VL:version-list>
</file>